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ource Sans Pro" svg:font-family="'Source Sans Pro'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text-indent="0cm" style:auto-text-indent="false"/>
    </style:style>
    <style:style style:name="T1" style:family="text">
      <style:text-properties fo:font-variant="normal" fo:text-transform="none" fo:color="#141412" style:text-line-through-style="none" style:font-name="Calibri" fo:font-size="12pt" fo:letter-spacing="normal" fo:font-style="normal" style:text-underline-style="none" style:text-blinking="false" fo:background-color="#ffffff"/>
    </style:style>
    <style:style style:name="T2" style:family="text">
      <style:text-properties fo:color="#141412" style:font-name="Calibri" style:text-underline-style="solid" style:text-underline-width="auto" style:text-underline-color="font-color" fo:font-weight="bold"/>
    </style:style>
    <style:style style:name="T3" style:family="text">
      <style:text-properties fo:color="#141412" style:font-name="Calibri" fo:font-weight="bold"/>
    </style:style>
    <style:style style:name="T4" style:family="text">
      <style:text-properties fo:color="#141412" style:font-name="Calibri" fo:font-size="14pt" style:text-underline-style="solid" style:text-underline-width="auto" style:text-underline-color="font-color" fo:font-weight="bold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4">Kočičí rozcvička 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3">Naše kočka strakatá,</text:span></text:span></text:p>
      <text:p text:style-name="Text_20_body"><text:span text:style-name="Strong_20_Emphasis"><text:span text:style-name="T3">měla čtyři koťata.</text:span></text:span></text:p>
      <text:p text:style-name="Text_20_body"><text:span text:style-name="Strong_20_Emphasis"><text:span text:style-name="T3">Jedno mourek, druhé bílé,</text:span></text:span></text:p>
      <text:p text:style-name="Text_20_body"><text:span text:style-name="Strong_20_Emphasis"><text:span text:style-name="T3">třetí žluté, rotomilé.</text:span></text:span></text:p>
      <text:p text:style-name="Text_20_body"><text:span text:style-name="Strong_20_Emphasis"><text:span text:style-name="T3">A to čtvrté strakaté,</text:span></text:span></text:p>
      <text:p text:style-name="Text_20_body"><text:span text:style-name="Strong_20_Emphasis"><text:span text:style-name="T3">po mamince okaté.</text:span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>Ráno vstanou z pelíšku,</text:span></text:span></text:p>
      <text:p text:style-name="Text_20_body"><text:span text:style-name="Strong_20_Emphasis"><text:span text:style-name="T3">protáhnou se trošičku.</text:span></text:span></text:p>
      <text:p text:style-name="Text_20_body"><text:span text:style-name="Strong_20_Emphasis"><text:span text:style-name="T3">Kočka s nimi procvičí,</text:span></text:span></text:p>
      <text:p text:style-name="Text_20_body"><text:span text:style-name="Strong_20_Emphasis"><text:span text:style-name="T3">všechny cviky kočičí.</text:span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>V zahradě pak pod jabloní,</text:span></text:span></text:p>
      <text:p text:style-name="Text_20_body"><text:span text:style-name="Strong_20_Emphasis"><text:span text:style-name="T3">za ocáskem se tam honí.</text:span></text:span></text:p>
      <text:p text:style-name="Text_20_body"><text:span text:style-name="Strong_20_Emphasis"><text:span text:style-name="T3">To koťata nebaví,</text:span></text:span></text:p>
      <text:p text:style-name="Text_20_body"><text:span text:style-name="Strong_20_Emphasis"><text:span text:style-name="T3">tak si lehnou do trávy.</text:span></text:span></text:p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ource Sans Pro" svg:font-family="'Source Sans Pro'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isa Štenglová</meta:initial-creator>
    <meta:creation-date>2020-03-22T18:05:36.51</meta:creation-date>
    <dc:date>2020-03-26T13:36:43.03</dc:date>
    <dc:creator>Denisa Štenglová</dc:creator>
    <meta:editing-duration>PT5M47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1" meta:paragraph-count="15" meta:word-count="54" meta:character-count="317"/>
  </office:meta>
</office:document-meta>
</file>